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A00000042F8B3CD71A8C1A8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text-underline-style="none" officeooo:rsid="00004a0d" officeooo:paragraph-rsid="00004a0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officeooo:rsid="00004a0d" officeooo:paragraph-rsid="00011ff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04a0d" officeooo:paragraph-rsid="00004a0d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004a0d" officeooo:paragraph-rsid="00011ff1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02aeac" officeooo:paragraph-rsid="0002aea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039676" officeooo:paragraph-rsid="00039676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paragraph-rsid="0002aeac"/>
    </style:style>
    <style:style style:name="P8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officeooo:rsid="00004a0d" style:font-size-asian="30pt" style:font-size-complex="30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officeooo:rsid="00004a0d" officeooo:paragraph-rsid="00004a0d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04a0d" officeooo:paragraph-rsid="00004a0d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officeooo:rsid="00004a0d" officeooo:paragraph-rsid="0002aeac" style:font-size-asian="15pt" style:font-size-complex="15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5pt" style:text-underline-style="none" officeooo:rsid="00011ff1" officeooo:paragraph-rsid="00011ff1" style:font-size-asian="15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5pt" style:text-underline-style="none" officeooo:rsid="0002aeac" officeooo:paragraph-rsid="0002aeac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paragraph-rsid="00004a0d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none" officeooo:rsid="00004a0d" officeooo:paragraph-rsid="0003dbf1" style:font-size-asian="17.5pt" style:font-size-complex="20pt"/>
    </style:style>
    <style:style style:name="T1" style:family="text">
      <style:text-properties officeooo:rsid="00004a0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11ff1" style:font-size-asian="15pt" style:font-size-complex="15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20pt" style:text-underline-style="none" officeooo:rsid="00004a0d" style:font-size-asian="17.5pt" style:font-size-complex="20pt"/>
    </style:style>
    <style:style style:name="T6" style:family="text">
      <style:text-properties officeooo:rsid="00039676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39676"/>
    </style:style>
    <style:style style:name="T9" style:family="text">
      <style:text-properties fo:font-style="italic" style:text-underline-style="solid" style:text-underline-width="auto" style:text-underline-color="font-color" officeooo:rsid="00039676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solid" style:text-underline-width="auto" style:text-underline-color="font-color"/>
    </style:style>
    <style:style style:name="T12" style:family="text">
      <style:text-properties officeooo:rsid="0003d4d1"/>
    </style:style>
    <style:style style:name="T13" style:family="text">
      <style:text-properties fo:font-size="11pt" officeooo:rsid="0005bfcf" style:font-size-asian="9.60000038146973pt" style:font-size-complex="11pt"/>
    </style:style>
    <style:style style:name="fr1" style:family="graphic" style:parent-style-name="Graphics">
      <style:graphic-properties style:horizontal-pos="center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ktor Randevu Sistemi Maaliyet Hesabı Dokümantasyonu</text:p>
      <text:p text:style-name="P14"/>
      <text:p text:style-name="P14"><text:span text:style-name="T1"><text:s text:c="2"/>Bu projemizin maaliyet hesabı için COCOMO (Constructive Costing Model) kullanıyoruz. </text:span></text:p>
      <text:p text:style-name="P9"/>
      <text:p text:style-name="P9">COCOMO modelinde hesap 3 farklı türde yapılır :</text:p>
      <text:p text:style-name="P9"/>
      <text:list xml:id="list2137907844" text:style-name="L1">
        <text:list-item>
          <text:p text:style-name="P10">Ayrık projeler</text:p>
        </text:list-item>
        <text:list-item>
          <text:p text:style-name="P10">Yarı-Ayrık projeler</text:p>
        </text:list-item>
        <text:list-item>
          <text:p text:style-name="P10">Gömülü projeler</text:p>
        </text:list-item>
      </text:list>
      <text:p text:style-name="P9"/>
      <text:p text:style-name="P9">Projemiz küçük çaplı olduğundan Ayrık Projeler için kullanılan formülleri kullanacağız.</text:p>
      <text:p text:style-name="P9"/>
      <text:p text:style-name="P3"><draw:frame draw:style-name="fr1" draw:name="Görüntü1" text:anchor-type="paragraph" svg:width="6.4835in" svg:height="0.55in" draw:z-index="0"><draw:image xlink:href="Pictures/100000000000030A00000042F8B3CD71A8C1A8FE.png" xlink:type="simple" xlink:show="embed" xlink:actuate="onLoad" loext:mime-type="image/png"/></draw:frame><text:span text:style-name="T2"><text:s text:c="56"/></text:span><text:span text:style-name="T4"><text:s/>(KLOC:Lines of codes)</text:span></text:p>
      <text:p text:style-name="P11"><text:s text:c="38"/></text:p>
      <text:p text:style-name="P7"><text:span text:style-name="T5"><text:s text:c="2"/></text:span><text:span text:style-name="T3">Bir doktor randevu sistemi olduğundan Doktor , Hasta , Sekreter gibi 3 <text:s/>ana kullanıcısı için:</text:span></text:p>
      <text:p text:style-name="P4"/>
      <text:list xml:id="list2054981950" text:style-name="L2">
        <text:list-item>
          <text:p text:style-name="P12">Randevu alma </text:p>
        </text:list-item>
        <text:list-item>
          <text:p text:style-name="P12">Hasta – Doktor kaydı </text:p>
        </text:list-item>
        <text:list-item>
          <text:p text:style-name="P13">Hasta – Doktor – Sekreter girişi</text:p>
        </text:list-item>
      </text:list>
      <text:p text:style-name="P5"/>
      <text:p text:style-name="P5">Sınıflarını kullanacağımızı tahmin ediyoruz. Bu 6 sınıf için tahmini 18 metod gerekecek. 6’sı çok karmaşık , 5’i orta , 7’si basit <text:s/>bu metodlar için ortalama 1000 <text:span text:style-name="T12">satır</text:span> kod yazmamız gerekeceğini düşünüyoruz.</text:p>
      <text:p text:style-name="P5"/>
      <text:p text:style-name="P5">Formülü uyguluyoruz :<text:line-break/><text:line-break/>KLOC:1000<text:line-break/></text:p>
      <text:p text:style-name="P5">buna göre <text:line-break/><text:line-break/>Emek = <text:span text:style-name="T6">2,4x(1000)</text:span><text:span text:style-name="T8">1,05</text:span> <text:span text:style-name="T6">= <text:s/></text:span><text:span text:style-name="T9">3,390</text:span></text:p>
      <text:p text:style-name="P6">Süre =2,5x (3,390)<text:span text:style-name="T7">0,38 <text:s text:c="3"/></text:span><text:span text:style-name="T10">= </text:span><text:span text:style-name="T11">54</text:span></text:p>
      <text:p text:style-name="P15"><text:s text:c="31"/><text:span text:style-name="T13">Alp GÜLER – Uğur SEMERCİ – Hasan NURUZADE – Ahmet ENGİN</text:span></text:p>
      <text:p text:style-name="P2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2:06.740000000</meta:creation-date>
    <dc:date>2019-03-19T21:09:37.964000000</dc:date>
    <meta:editing-duration>PT4M1S</meta:editing-duration>
    <meta:editing-cycles>2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18" meta:word-count="128" meta:character-count="1006" meta:non-whitespace-character-count="752"/>
  </office:meta>
</office:document-meta>
</file>